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C" style:family="table-column">
      <style:table-column-properties style:column-width="8.5cm" style:rel-column-width="3276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QUETE USERLIST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UserList</text:p>
      <text:p text:style-name="Standard"/>
      <text:list text:style-name="L1" text:continue-numbering="true">
        <text:list-item>
          <text:p text:style-name="P9">Datos</text:p>
        </text:list-item>
      </text:list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0">addUser</text:p>
          </table:table-cell>
          <table:table-cell table:style-name="Table3.B2" office:value-type="string">
            <text:p text:style-name="P10">user</text:p>
          </table:table-cell>
          <table:table-cell table:style-name="Table3.C2" office:value-type="string">
            <text:p text:style-name="P10">User(“dcuadra”, “David Cuadrado”)</text:p>
          </table:table-cell>
        </table:table-row>
      </table:table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/>
      <text:p text:style-name="P11">&lt;userlist version=”0”&gt;</text:p>
      <text:p text:style-name="P11"><text:tab/>&lt;user login="dcuadra" name="David Cuadrado"/&gt;</text:p>
      <text:p text:style-name="P11">&lt;/userlist&gt;</text:p>
      <text:p text:style-name="P7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David Cuadrado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51:55</meta:creation-date>
    <dc:creator>David Cuadrado</dc:creator>
    <dc:date>2007-02-08T20:02:16</dc:date>
    <dc:language>es-CO</dc:language>
    <meta:editing-cycles>50</meta:editing-cycles>
    <meta:editing-duration>PT32M6S</meta:editing-duration>
    <meta:template xlink:type="simple" xlink:actuate="onRequest" xlink:role="template" xlink:href="../../../../.ooo-2.0/user/template/prueba_unitaria.ott" xlink:title="prueba_unitaria" meta:date="2007-02-07T16:51:54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29" meta:word-count="60" meta:character-count="437"/>
  </office:meta>
</office:document-meta>
</file>